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/45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55.7286" calcext:value-type="float">
            <text:p>55.7286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55.7286" calcext:value-type="float">
            <text:p>55.7286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55.7286" calcext:value-type="float">
            <text:p>55.7286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55.7286" calcext:value-type="float">
            <text:p>55.7286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3])/45" office:value-type="float" office:value="0.155555555555556" calcext:value-type="float">
            <text:p>0.156</text:p>
          </table:table-cell>
          <table:table-cell office:value-type="float" office:value="2" calcext:value-type="float">
            <text:p>2</text:p>
          </table:table-cell>
          <table:table-cell table:formula="of:=(45-[.L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4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formula="of:=(45-[.L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5])/45" office:value-type="float" office:value="0.222222222222222" calcext:value-type="float">
            <text:p>0.222</text:p>
          </table:table-cell>
          <table:table-cell office:value-type="float" office:value="18" calcext:value-type="float">
            <text:p>18</text:p>
          </table:table-cell>
          <table:table-cell table:formula="of:=(45-[.L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14.9316" calcext:value-type="float">
            <text:p>14.9316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4.9316" calcext:value-type="float">
            <text:p>14.9316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4.9316" calcext:value-type="float">
            <text:p>14.9316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4.9316" calcext:value-type="float">
            <text:p>14.9316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6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7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])/45" office:value-type="float" office:value="0.377777777777778" calcext:value-type="float">
            <text:p>0.378</text:p>
          </table:table-cell>
          <table:table-cell office:value-type="float" office:value="14" calcext:value-type="float">
            <text:p>14</text:p>
          </table:table-cell>
          <table:table-cell table:formula="of:=(45-[.L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52.6738" calcext:value-type="float">
            <text:p>52.6738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52.6738" calcext:value-type="float">
            <text:p>52.6738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2.6738" calcext:value-type="float">
            <text:p>52.6738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2.6738" calcext:value-type="float">
            <text:p>52.6738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9])/45" office:value-type="float" office:value="0.422222222222222" calcext:value-type="float">
            <text:p>0.422</text:p>
          </table:table-cell>
          <table:table-cell office:value-type="float" office:value="2" calcext:value-type="float">
            <text:p>2</text:p>
          </table:table-cell>
          <table:table-cell table:formula="of:=(45-[.L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0])/45" office:value-type="float" office:value="0.644444444444444" calcext:value-type="float">
            <text:p>0.644</text:p>
          </table:table-cell>
          <table:table-cell office:value-type="float" office:value="0" calcext:value-type="float">
            <text:p>0</text:p>
          </table:table-cell>
          <table:table-cell table:formula="of:=(45-[.L1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1])/45" office:value-type="float" office:value="0.377777777777778" calcext:value-type="float">
            <text:p>0.378</text:p>
          </table:table-cell>
          <table:table-cell office:value-type="float" office:value="14" calcext:value-type="float">
            <text:p>14</text:p>
          </table:table-cell>
          <table:table-cell table:formula="of:=(45-[.L11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17.309" calcext:value-type="float">
            <text:p>17.309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7.309" calcext:value-type="float">
            <text:p>17.309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7.309" calcext:value-type="float">
            <text:p>17.309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7.309" calcext:value-type="float">
            <text:p>17.309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2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3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4])/45" office:value-type="float" office:value="0.377777777777778" calcext:value-type="float">
            <text:p>0.378</text:p>
          </table:table-cell>
          <table:table-cell office:value-type="float" office:value="19" calcext:value-type="float">
            <text:p>19</text:p>
          </table:table-cell>
          <table:table-cell table:formula="of:=(45-[.L1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16.2797" calcext:value-type="float">
            <text:p>16.2797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6.2797" calcext:value-type="float">
            <text:p>16.2797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6.2797" calcext:value-type="float">
            <text:p>16.2797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6.2797" calcext:value-type="float">
            <text:p>16.2797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5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1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17])/45" office:value-type="float" office:value="0.133333333333333" calcext:value-type="float">
            <text:p>0.133</text:p>
          </table:table-cell>
          <table:table-cell office:value-type="float" office:value="18" calcext:value-type="float">
            <text:p>18</text:p>
          </table:table-cell>
          <table:table-cell table:formula="of:=(45-[.L1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87.5168" calcext:value-type="float">
            <text:p>87.5168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87.5168" calcext:value-type="float">
            <text:p>87.5168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87.5168" calcext:value-type="float">
            <text:p>87.5168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87.5168" calcext:value-type="float">
            <text:p>87.5168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45-[.J18])/45" office:value-type="float" office:value="0.822222222222222" calcext:value-type="float">
            <text:p>0.822</text:p>
          </table:table-cell>
          <table:table-cell office:value-type="float" office:value="2" calcext:value-type="float">
            <text:p>2</text:p>
          </table:table-cell>
          <table:table-cell table:formula="of:=(45-[.L1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9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0])/45" office:value-type="float" office:value="0.266666666666667" calcext:value-type="float">
            <text:p>0.267</text:p>
          </table:table-cell>
          <table:table-cell office:value-type="float" office:value="17" calcext:value-type="float">
            <text:p>17</text:p>
          </table:table-cell>
          <table:table-cell table:formula="of:=(45-[.L2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37.9006" calcext:value-type="float">
            <text:p>37.9006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37.9006" calcext:value-type="float">
            <text:p>37.9006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37.9006" calcext:value-type="float">
            <text:p>37.9006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37.9006" calcext:value-type="float">
            <text:p>37.9006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21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formula="of:=(45-[.L2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2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2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23])/45" office:value-type="float" office:value="0.2" calcext:value-type="float">
            <text:p>0.200</text:p>
          </table:table-cell>
          <table:table-cell office:value-type="float" office:value="15" calcext:value-type="float">
            <text:p>15</text:p>
          </table:table-cell>
          <table:table-cell table:formula="of:=(45-[.L23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15.303" calcext:value-type="float">
            <text:p>15.303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5.303" calcext:value-type="float">
            <text:p>15.303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5.303" calcext:value-type="float">
            <text:p>15.303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5.303" calcext:value-type="float">
            <text:p>15.303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4])/45" office:value-type="float" office:value="0.311111111111111" calcext:value-type="float">
            <text:p>0.311</text:p>
          </table:table-cell>
          <table:table-cell office:value-type="float" office:value="2" calcext:value-type="float">
            <text:p>2</text:p>
          </table:table-cell>
          <table:table-cell table:formula="of:=(45-[.L2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5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45-[.L25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26])/45" office:value-type="float" office:value="0.288888888888889" calcext:value-type="float">
            <text:p>0.289</text:p>
          </table:table-cell>
          <table:table-cell office:value-type="float" office:value="15" calcext:value-type="float">
            <text:p>15</text:p>
          </table:table-cell>
          <table:table-cell table:formula="of:=(45-[.L26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16.5998" calcext:value-type="float">
            <text:p>16.5998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6.5998" calcext:value-type="float">
            <text:p>16.5998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6.5998" calcext:value-type="float">
            <text:p>16.5998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6.5998" calcext:value-type="float">
            <text:p>16.5998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7])/45" office:value-type="float" office:value="0.4" calcext:value-type="float">
            <text:p>0.400</text:p>
          </table:table-cell>
          <table:table-cell office:value-type="float" office:value="3" calcext:value-type="float">
            <text:p>3</text:p>
          </table:table-cell>
          <table:table-cell table:formula="of:=(45-[.L2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8])/45" office:value-type="float" office:value="0.422222222222222" calcext:value-type="float">
            <text:p>0.422</text:p>
          </table:table-cell>
          <table:table-cell office:value-type="float" office:value="3" calcext:value-type="float">
            <text:p>3</text:p>
          </table:table-cell>
          <table:table-cell table:formula="of:=(45-[.L2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9])/45" office:value-type="float" office:value="0.377777777777778" calcext:value-type="float">
            <text:p>0.378</text:p>
          </table:table-cell>
          <table:table-cell office:value-type="float" office:value="19" calcext:value-type="float">
            <text:p>19</text:p>
          </table:table-cell>
          <table:table-cell table:formula="of:=(45-[.L2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17.9126" calcext:value-type="float">
            <text:p>17.9126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17.9126" calcext:value-type="float">
            <text:p>17.9126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17.9126" calcext:value-type="float">
            <text:p>17.9126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17.9126" calcext:value-type="float">
            <text:p>17.9126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30])/45" office:value-type="float" office:value="0.511111111111111" calcext:value-type="float">
            <text:p>0.511</text:p>
          </table:table-cell>
          <table:table-cell office:value-type="float" office:value="1" calcext:value-type="float">
            <text:p>1</text:p>
          </table:table-cell>
          <table:table-cell table:formula="of:=(45-[.L3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1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3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2])/45" office:value-type="float" office:value="0.355555555555556" calcext:value-type="float">
            <text:p>0.356</text:p>
          </table:table-cell>
          <table:table-cell office:value-type="float" office:value="13" calcext:value-type="float">
            <text:p>13</text:p>
          </table:table-cell>
          <table:table-cell table:formula="of:=(45-[.L3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33.6537" calcext:value-type="float">
            <text:p>33.6537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33.6537" calcext:value-type="float">
            <text:p>33.6537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33.6537" calcext:value-type="float">
            <text:p>33.6537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33.6537" calcext:value-type="float">
            <text:p>33.6537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33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3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4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3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35])/45" office:value-type="float" office:value="0.288888888888889" calcext:value-type="float">
            <text:p>0.289</text:p>
          </table:table-cell>
          <table:table-cell office:value-type="float" office:value="17" calcext:value-type="float">
            <text:p>17</text:p>
          </table:table-cell>
          <table:table-cell table:formula="of:=(45-[.L35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41.6582" calcext:value-type="float">
            <text:p>41.6582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41.6582" calcext:value-type="float">
            <text:p>41.6582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41.6582" calcext:value-type="float">
            <text:p>41.6582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41.6582" calcext:value-type="float">
            <text:p>41.6582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6])/45" office:value-type="float" office:value="0.244444444444444" calcext:value-type="float">
            <text:p>0.244</text:p>
          </table:table-cell>
          <table:table-cell office:value-type="float" office:value="2" calcext:value-type="float">
            <text:p>2</text:p>
          </table:table-cell>
          <table:table-cell table:formula="of:=(45-[.L3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37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3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45-[.J38])/45" office:value-type="float" office:value="0.0888888888888889" calcext:value-type="float">
            <text:p>0.089</text:p>
          </table:table-cell>
          <table:table-cell office:value-type="float" office:value="13" calcext:value-type="float">
            <text:p>13</text:p>
          </table:table-cell>
          <table:table-cell table:formula="of:=(45-[.L38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23.2033" calcext:value-type="float">
            <text:p>23.2033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23.2033" calcext:value-type="float">
            <text:p>23.2033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23.2033" calcext:value-type="float">
            <text:p>23.2033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23.2033" calcext:value-type="float">
            <text:p>23.2033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39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3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0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4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41])/45" office:value-type="float" office:value="0.622222222222222" calcext:value-type="float">
            <text:p>0.622</text:p>
          </table:table-cell>
          <table:table-cell office:value-type="float" office:value="17" calcext:value-type="float">
            <text:p>17</text:p>
          </table:table-cell>
          <table:table-cell table:formula="of:=(45-[.L4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43.9617" calcext:value-type="float">
            <text:p>43.9617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43.9617" calcext:value-type="float">
            <text:p>43.9617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43.9617" calcext:value-type="float">
            <text:p>43.9617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43.9617" calcext:value-type="float">
            <text:p>43.9617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42])/45" office:value-type="float" office:value="0.533333333333333" calcext:value-type="float">
            <text:p>0.533</text:p>
          </table:table-cell>
          <table:table-cell office:value-type="float" office:value="2" calcext:value-type="float">
            <text:p>2</text:p>
          </table:table-cell>
          <table:table-cell table:formula="of:=(45-[.L4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3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4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45-[.J44])/45" office:value-type="float" office:value="0" calcext:value-type="float">
            <text:p>0.000</text:p>
          </table:table-cell>
          <table:table-cell office:value-type="float" office:value="15" calcext:value-type="float">
            <text:p>15</text:p>
          </table:table-cell>
          <table:table-cell table:formula="of:=(45-[.L44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28.2893" calcext:value-type="float">
            <text:p>28.2893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28.2893" calcext:value-type="float">
            <text:p>28.2893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8.2893" calcext:value-type="float">
            <text:p>28.2893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8.2893" calcext:value-type="float">
            <text:p>28.2893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45-[.J45])/45" office:value-type="float" office:value="0" calcext:value-type="float">
            <text:p>0.000</text:p>
          </table:table-cell>
          <table:table-cell office:value-type="float" office:value="3" calcext:value-type="float">
            <text:p>3</text:p>
          </table:table-cell>
          <table:table-cell table:formula="of:=(45-[.L4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46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4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47])/45" office:value-type="float" office:value="0.177777777777778" calcext:value-type="float">
            <text:p>0.178</text:p>
          </table:table-cell>
          <table:table-cell office:value-type="float" office:value="12" calcext:value-type="float">
            <text:p>12</text:p>
          </table:table-cell>
          <table:table-cell table:formula="of:=(45-[.L47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25.6964" calcext:value-type="float">
            <text:p>25.6964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25.6964" calcext:value-type="float">
            <text:p>25.6964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25.6964" calcext:value-type="float">
            <text:p>25.6964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25.6964" calcext:value-type="float">
            <text:p>25.6964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48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formula="of:=(45-[.L48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49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4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50])/45" office:value-type="float" office:value="0.4" calcext:value-type="float">
            <text:p>0.400</text:p>
          </table:table-cell>
          <table:table-cell office:value-type="float" office:value="17" calcext:value-type="float">
            <text:p>17</text:p>
          </table:table-cell>
          <table:table-cell table:formula="of:=(45-[.L5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24.8416" calcext:value-type="float">
            <text:p>24.8416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4.8416" calcext:value-type="float">
            <text:p>24.8416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4.8416" calcext:value-type="float">
            <text:p>24.8416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4.8416" calcext:value-type="float">
            <text:p>24.8416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51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formula="of:=(45-[.L5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52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5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53])/45" office:value-type="float" office:value="0.422222222222222" calcext:value-type="float">
            <text:p>0.422</text:p>
          </table:table-cell>
          <table:table-cell office:value-type="float" office:value="18" calcext:value-type="float">
            <text:p>18</text:p>
          </table:table-cell>
          <table:table-cell table:formula="of:=(45-[.L5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23.6173" calcext:value-type="float">
            <text:p>23.6173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23.6173" calcext:value-type="float">
            <text:p>23.6173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23.6173" calcext:value-type="float">
            <text:p>23.6173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23.6173" calcext:value-type="float">
            <text:p>23.6173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45-[.J54])/45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45-[.L5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45-[.J55])/45"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 table:formula="of:=(45-[.L5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56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formula="of:=(45-[.L5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45.8243" calcext:value-type="float">
            <text:p>45.8243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45.8243" calcext:value-type="float">
            <text:p>45.8243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45.8243" calcext:value-type="float">
            <text:p>45.8243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45.8243" calcext:value-type="float">
            <text:p>45.8243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57])/45" office:value-type="float" office:value="0.311111111111111" calcext:value-type="float">
            <text:p>0.311</text:p>
          </table:table-cell>
          <table:table-cell office:value-type="float" office:value="3" calcext:value-type="float">
            <text:p>3</text:p>
          </table:table-cell>
          <table:table-cell table:formula="of:=(45-[.L5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8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5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59])/45" office:value-type="float" office:value="0.333333333333333" calcext:value-type="float">
            <text:p>0.333</text:p>
          </table:table-cell>
          <table:table-cell office:value-type="float" office:value="15" calcext:value-type="float">
            <text:p>15</text:p>
          </table:table-cell>
          <table:table-cell table:formula="of:=(45-[.L5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7.4759" calcext:value-type="float">
            <text:p>17.4759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7.4759" calcext:value-type="float">
            <text:p>17.4759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7.4759" calcext:value-type="float">
            <text:p>17.4759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7.4759" calcext:value-type="float">
            <text:p>17.4759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60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6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61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6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62])/45" office:value-type="float" office:value="0.266666666666667" calcext:value-type="float">
            <text:p>0.267</text:p>
          </table:table-cell>
          <table:table-cell office:value-type="float" office:value="12" calcext:value-type="float">
            <text:p>12</text:p>
          </table:table-cell>
          <table:table-cell table:formula="of:=(45-[.L6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7.6878" calcext:value-type="float">
            <text:p>17.6878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7.6878" calcext:value-type="float">
            <text:p>17.6878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7.6878" calcext:value-type="float">
            <text:p>17.6878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7.6878" calcext:value-type="float">
            <text:p>17.6878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63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formula="of:=(45-[.L6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4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6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65])/45" office:value-type="float" office:value="0.466666666666667" calcext:value-type="float">
            <text:p>0.467</text:p>
          </table:table-cell>
          <table:table-cell office:value-type="float" office:value="16" calcext:value-type="float">
            <text:p>16</text:p>
          </table:table-cell>
          <table:table-cell table:formula="of:=(45-[.L6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31.1388" calcext:value-type="float">
            <text:p>31.1388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31.1388" calcext:value-type="float">
            <text:p>31.1388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31.1388" calcext:value-type="float">
            <text:p>31.1388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31.1388" calcext:value-type="float">
            <text:p>31.1388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6])/45" office:value-type="float" office:value="0.333333333333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table:formula="of:=(45-[.L66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67])/45" office:value-type="float" office:value="0.511111111111111" calcext:value-type="float">
            <text:p>0.511</text:p>
          </table:table-cell>
          <table:table-cell office:value-type="float" office:value="8" calcext:value-type="float">
            <text:p>8</text:p>
          </table:table-cell>
          <table:table-cell table:formula="of:=(45-[.L6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68])/45" office:value-type="float" office:value="0.133333333333333" calcext:value-type="float">
            <text:p>0.133</text:p>
          </table:table-cell>
          <table:table-cell office:value-type="float" office:value="21" calcext:value-type="float">
            <text:p>21</text:p>
          </table:table-cell>
          <table:table-cell table:formula="of:=(45-[.L68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21.1906" calcext:value-type="float">
            <text:p>21.1906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21.1906" calcext:value-type="float">
            <text:p>21.1906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21.1906" calcext:value-type="float">
            <text:p>21.1906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21.1906" calcext:value-type="float">
            <text:p>21.1906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(45-[.J69])/45" office:value-type="float" office:value="0.711111111111111" calcext:value-type="float">
            <text:p>0.711</text:p>
          </table:table-cell>
          <table:table-cell office:value-type="float" office:value="1" calcext:value-type="float">
            <text:p>1</text:p>
          </table:table-cell>
          <table:table-cell table:formula="of:=(45-[.L6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70])/45" office:value-type="float" office:value="0.7333333333333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table:formula="of:=(45-[.L7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71])/45" office:value-type="float" office:value="0.288888888888889" calcext:value-type="float">
            <text:p>0.289</text:p>
          </table:table-cell>
          <table:table-cell office:value-type="float" office:value="14" calcext:value-type="float">
            <text:p>14</text:p>
          </table:table-cell>
          <table:table-cell table:formula="of:=(45-[.L71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8.6243" calcext:value-type="float">
            <text:p>18.6243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8.6243" calcext:value-type="float">
            <text:p>18.6243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8.6243" calcext:value-type="float">
            <text:p>18.6243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8.6243" calcext:value-type="float">
            <text:p>18.6243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72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73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7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74])/45" office:value-type="float" office:value="0.444444444444444" calcext:value-type="float">
            <text:p>0.444</text:p>
          </table:table-cell>
          <table:table-cell office:value-type="float" office:value="12" calcext:value-type="float">
            <text:p>12</text:p>
          </table:table-cell>
          <table:table-cell table:formula="of:=(45-[.L74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102.16" calcext:value-type="float">
            <text:p>102.16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102.16" calcext:value-type="float">
            <text:p>102.16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102.16" calcext:value-type="float">
            <text:p>102.16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102.16" calcext:value-type="float">
            <text:p>102.16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75])/45" office:value-type="float" office:value="0.444444444444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table:formula="of:=(45-[.L75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76])/45" office:value-type="float" office:value="0.2" calcext:value-type="float">
            <text:p>0.200</text:p>
          </table:table-cell>
          <table:table-cell office:value-type="float" office:value="0" calcext:value-type="float">
            <text:p>0</text:p>
          </table:table-cell>
          <table:table-cell table:formula="of:=(45-[.L7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77])/45" office:value-type="float" office:value="0.622222222222222" calcext:value-type="float">
            <text:p>0.622</text:p>
          </table:table-cell>
          <table:table-cell office:value-type="float" office:value="9" calcext:value-type="float">
            <text:p>9</text:p>
          </table:table-cell>
          <table:table-cell table:formula="of:=(45-[.L77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14.7498" calcext:value-type="float">
            <text:p>14.7498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4.7498" calcext:value-type="float">
            <text:p>14.7498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4.7498" calcext:value-type="float">
            <text:p>14.7498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4.7498" calcext:value-type="float">
            <text:p>14.7498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78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7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45-[.J79])/45" office:value-type="float" office:value="0.844444444444444" calcext:value-type="float">
            <text:p>0.844</text:p>
          </table:table-cell>
          <table:table-cell office:value-type="float" office:value="0" calcext:value-type="float">
            <text:p>0</text:p>
          </table:table-cell>
          <table:table-cell table:formula="of:=(45-[.L7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80])/45" office:value-type="float" office:value="0.333333333333333" calcext:value-type="float">
            <text:p>0.333</text:p>
          </table:table-cell>
          <table:table-cell office:value-type="float" office:value="19" calcext:value-type="float">
            <text:p>19</text:p>
          </table:table-cell>
          <table:table-cell table:formula="of:=(45-[.L80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7.0576" calcext:value-type="float">
            <text:p>17.0576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7.0576" calcext:value-type="float">
            <text:p>17.0576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7.0576" calcext:value-type="float">
            <text:p>17.0576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7.0576" calcext:value-type="float">
            <text:p>17.0576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81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formula="of:=(45-[.L8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82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formula="of:=(45-[.L8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83])/45" office:value-type="float" office:value="0.155555555555556" calcext:value-type="float">
            <text:p>0.156</text:p>
          </table:table-cell>
          <table:table-cell office:value-type="float" office:value="14" calcext:value-type="float">
            <text:p>14</text:p>
          </table:table-cell>
          <table:table-cell table:formula="of:=(45-[.L83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19.9351" calcext:value-type="float">
            <text:p>19.9351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9.9351" calcext:value-type="float">
            <text:p>19.9351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9.9351" calcext:value-type="float">
            <text:p>19.9351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9.9351" calcext:value-type="float">
            <text:p>19.9351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84])/45" office:value-type="float" office:value="0.2444444444444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formula="of:=(45-[.L8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85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8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86])/45" office:value-type="float" office:value="0.2" calcext:value-type="float">
            <text:p>0.200</text:p>
          </table:table-cell>
          <table:table-cell office:value-type="float" office:value="13" calcext:value-type="float">
            <text:p>13</text:p>
          </table:table-cell>
          <table:table-cell table:formula="of:=(45-[.L86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6.9409" calcext:value-type="float">
            <text:p>16.9409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6.9409" calcext:value-type="float">
            <text:p>16.9409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6.9409" calcext:value-type="float">
            <text:p>16.9409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6.9409" calcext:value-type="float">
            <text:p>16.9409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87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8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8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8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89])/45" office:value-type="float" office:value="0.266666666666667" calcext:value-type="float">
            <text:p>0.267</text:p>
          </table:table-cell>
          <table:table-cell office:value-type="float" office:value="12" calcext:value-type="float">
            <text:p>12</text:p>
          </table:table-cell>
          <table:table-cell table:formula="of:=(45-[.L89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16.0555" calcext:value-type="float">
            <text:p>16.0555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16.0555" calcext:value-type="float">
            <text:p>16.0555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16.0555" calcext:value-type="float">
            <text:p>16.0555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16.0555" calcext:value-type="float">
            <text:p>16.0555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90])/45" office:value-type="float" office:value="0.2444444444444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table:formula="of:=(45-[.L9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91])/45" office:value-type="float" office:value="0.2444444444444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table:formula="of:=(45-[.L9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92])/45" office:value-type="float" office:value="0.2" calcext:value-type="float">
            <text:p>0.200</text:p>
          </table:table-cell>
          <table:table-cell office:value-type="float" office:value="17" calcext:value-type="float">
            <text:p>17</text:p>
          </table:table-cell>
          <table:table-cell table:formula="of:=(45-[.L9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32.5532" calcext:value-type="float">
            <text:p>32.5532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32.5532" calcext:value-type="float">
            <text:p>32.5532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32.5532" calcext:value-type="float">
            <text:p>32.5532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32.5532" calcext:value-type="float">
            <text:p>32.5532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93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formula="of:=(45-[.L9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94])/45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45-[.L9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95])/45" office:value-type="float" office:value="0.555555555555556" calcext:value-type="float">
            <text:p>0.556</text:p>
          </table:table-cell>
          <table:table-cell office:value-type="float" office:value="19" calcext:value-type="float">
            <text:p>19</text:p>
          </table:table-cell>
          <table:table-cell table:formula="of:=(45-[.L9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16.6466" calcext:value-type="float">
            <text:p>16.6466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6.6466" calcext:value-type="float">
            <text:p>16.6466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6.6466" calcext:value-type="float">
            <text:p>16.6466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6.6466" calcext:value-type="float">
            <text:p>16.6466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96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45-[.L9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97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9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98])/45" office:value-type="float" office:value="0.377777777777778" calcext:value-type="float">
            <text:p>0.378</text:p>
          </table:table-cell>
          <table:table-cell office:value-type="float" office:value="16" calcext:value-type="float">
            <text:p>16</text:p>
          </table:table-cell>
          <table:table-cell table:formula="of:=(45-[.L98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21.6615" calcext:value-type="float">
            <text:p>21.6615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21.6615" calcext:value-type="float">
            <text:p>21.6615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21.6615" calcext:value-type="float">
            <text:p>21.6615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21.6615" calcext:value-type="float">
            <text:p>21.6615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99])/45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45-[.L9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00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10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01])/45" office:value-type="float" office:value="0.266666666666667" calcext:value-type="float">
            <text:p>0.267</text:p>
          </table:table-cell>
          <table:table-cell office:value-type="float" office:value="2" calcext:value-type="float">
            <text:p>2</text:p>
          </table:table-cell>
          <table:table-cell table:formula="of:=(45-[.L10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18.664" calcext:value-type="float">
            <text:p>18.664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18.664" calcext:value-type="float">
            <text:p>18.664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18.664" calcext:value-type="float">
            <text:p>18.664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18.664" calcext:value-type="float">
            <text:p>18.664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02])/45" office:value-type="float" office:value="0.355555555555556" calcext:value-type="float">
            <text:p>0.356</text:p>
          </table:table-cell>
          <table:table-cell office:value-type="float" office:value="3" calcext:value-type="float">
            <text:p>3</text:p>
          </table:table-cell>
          <table:table-cell table:formula="of:=(45-[.L102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03])/45" office:value-type="float" office:value="0.311111111111111" calcext:value-type="float">
            <text:p>0.311</text:p>
          </table:table-cell>
          <table:table-cell office:value-type="float" office:value="3" calcext:value-type="float">
            <text:p>3</text:p>
          </table:table-cell>
          <table:table-cell table:formula="of:=(45-[.L10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04])/45" office:value-type="float" office:value="0.444444444444444" calcext:value-type="float">
            <text:p>0.444</text:p>
          </table:table-cell>
          <table:table-cell office:value-type="float" office:value="14" calcext:value-type="float">
            <text:p>14</text:p>
          </table:table-cell>
          <table:table-cell table:formula="of:=(45-[.L104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18.0287" calcext:value-type="float">
            <text:p>18.0287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8.0287" calcext:value-type="float">
            <text:p>18.0287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8.0287" calcext:value-type="float">
            <text:p>18.0287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8.0287" calcext:value-type="float">
            <text:p>18.0287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05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0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06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0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07])/45" office:value-type="float" office:value="0.177777777777778" calcext:value-type="float">
            <text:p>0.178</text:p>
          </table:table-cell>
          <table:table-cell office:value-type="float" office:value="18" calcext:value-type="float">
            <text:p>18</text:p>
          </table:table-cell>
          <table:table-cell table:formula="of:=(45-[.L10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17.365" calcext:value-type="float">
            <text:p>17.365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17.365" calcext:value-type="float">
            <text:p>17.365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17.365" calcext:value-type="float">
            <text:p>17.365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17.365" calcext:value-type="float">
            <text:p>17.365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08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0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09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0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110])/45" office:value-type="float" office:value="0.2" calcext:value-type="float">
            <text:p>0.200</text:p>
          </table:table-cell>
          <table:table-cell office:value-type="float" office:value="12" calcext:value-type="float">
            <text:p>12</text:p>
          </table:table-cell>
          <table:table-cell table:formula="of:=(45-[.L110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16.4012" calcext:value-type="float">
            <text:p>16.4012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6.4012" calcext:value-type="float">
            <text:p>16.4012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6.4012" calcext:value-type="float">
            <text:p>16.4012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6.4012" calcext:value-type="float">
            <text:p>16.4012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11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1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12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1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13])/45" office:value-type="float" office:value="0.4888888888888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table:formula="of:=(45-[.L113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16.6964" calcext:value-type="float">
            <text:p>16.6964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16.6964" calcext:value-type="float">
            <text:p>16.6964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6.6964" calcext:value-type="float">
            <text:p>16.6964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6.6964" calcext:value-type="float">
            <text:p>16.6964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14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1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15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1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16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1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14.783" calcext:value-type="float">
            <text:p>14.783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14.783" calcext:value-type="float">
            <text:p>14.783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14.783" calcext:value-type="float">
            <text:p>14.783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14.783" calcext:value-type="float">
            <text:p>14.783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17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11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18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1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19])/45" office:value-type="float" office:value="0.222222222222222" calcext:value-type="float">
            <text:p>0.222</text:p>
          </table:table-cell>
          <table:table-cell office:value-type="float" office:value="10" calcext:value-type="float">
            <text:p>10</text:p>
          </table:table-cell>
          <table:table-cell table:formula="of:=(45-[.L119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29.4516" calcext:value-type="float">
            <text:p>29.4516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29.4516" calcext:value-type="float">
            <text:p>29.4516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29.4516" calcext:value-type="float">
            <text:p>29.4516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20])/45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45-[.L12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21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12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22])/45" office:value-type="float" office:value="0.244444444444444" calcext:value-type="float">
            <text:p>0.244</text:p>
          </table:table-cell>
          <table:table-cell office:value-type="float" office:value="19" calcext:value-type="float">
            <text:p>19</text:p>
          </table:table-cell>
          <table:table-cell table:formula="of:=(45-[.L122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8.5971" calcext:value-type="float">
            <text:p>18.5971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8.5971" calcext:value-type="float">
            <text:p>18.5971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8.5971" calcext:value-type="float">
            <text:p>18.5971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8.5971" calcext:value-type="float">
            <text:p>18.5971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3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2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24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2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25])/45" office:value-type="float" office:value="0.288888888888889" calcext:value-type="float">
            <text:p>0.289</text:p>
          </table:table-cell>
          <table:table-cell office:value-type="float" office:value="15" calcext:value-type="float">
            <text:p>15</text:p>
          </table:table-cell>
          <table:table-cell table:formula="of:=(45-[.L125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20.9033" calcext:value-type="float">
            <text:p>20.9033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20.9033" calcext:value-type="float">
            <text:p>20.9033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20.9033" calcext:value-type="float">
            <text:p>20.9033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20.9033" calcext:value-type="float">
            <text:p>20.9033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45-[.J126])/45" office:value-type="float" office:value="0.755555555555556" calcext:value-type="float">
            <text:p>0.756</text:p>
          </table:table-cell>
          <table:table-cell office:value-type="float" office:value="1" calcext:value-type="float">
            <text:p>1</text:p>
          </table:table-cell>
          <table:table-cell table:formula="of:=(45-[.L126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27])/45" office:value-type="float" office:value="0.7333333333333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table:formula="of:=(45-[.L12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8])/45" office:value-type="float" office:value="0.622222222222222" calcext:value-type="float">
            <text:p>0.622</text:p>
          </table:table-cell>
          <table:table-cell office:value-type="float" office:value="13" calcext:value-type="float">
            <text:p>13</text:p>
          </table:table-cell>
          <table:table-cell table:formula="of:=(45-[.L128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9.2981" calcext:value-type="float">
            <text:p>19.2981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9.2981" calcext:value-type="float">
            <text:p>19.2981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9.2981" calcext:value-type="float">
            <text:p>19.2981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9.2981" calcext:value-type="float">
            <text:p>19.2981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29])/45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45-[.L12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0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13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31])/45" office:value-type="float" office:value="0.4666666666666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table:formula="of:=(45-[.L131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16.9788" calcext:value-type="float">
            <text:p>16.9788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6.9788" calcext:value-type="float">
            <text:p>16.9788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6.9788" calcext:value-type="float">
            <text:p>16.9788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6.9788" calcext:value-type="float">
            <text:p>16.9788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32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formula="of:=(45-[.L13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33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3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34])/45" office:value-type="float" office:value="0.222222222222222" calcext:value-type="float">
            <text:p>0.222</text:p>
          </table:table-cell>
          <table:table-cell office:value-type="float" office:value="16" calcext:value-type="float">
            <text:p>16</text:p>
          </table:table-cell>
          <table:table-cell table:formula="of:=(45-[.L13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12.776" calcext:value-type="float">
            <text:p>12.776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2.776" calcext:value-type="float">
            <text:p>12.776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2.776" calcext:value-type="float">
            <text:p>12.776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2.776" calcext:value-type="float">
            <text:p>12.776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35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3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6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3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37])/45" office:value-type="float" office:value="0.511111111111111" calcext:value-type="float">
            <text:p>0.511</text:p>
          </table:table-cell>
          <table:table-cell office:value-type="float" office:value="21" calcext:value-type="float">
            <text:p>21</text:p>
          </table:table-cell>
          <table:table-cell table:formula="of:=(45-[.L13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31.9537" calcext:value-type="float">
            <text:p>31.9537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31.9537" calcext:value-type="float">
            <text:p>31.9537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31.9537" calcext:value-type="float">
            <text:p>31.9537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31.9537" calcext:value-type="float">
            <text:p>31.9537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138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45-[.L13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39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3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40])/45" office:value-type="float" office:value="0.6" calcext:value-type="float">
            <text:p>0.600</text:p>
          </table:table-cell>
          <table:table-cell office:value-type="float" office:value="14" calcext:value-type="float">
            <text:p>14</text:p>
          </table:table-cell>
          <table:table-cell table:formula="of:=(45-[.L140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4.409" calcext:value-type="float">
            <text:p>14.409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4.409" calcext:value-type="float">
            <text:p>14.409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4.409" calcext:value-type="float">
            <text:p>14.409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4.409" calcext:value-type="float">
            <text:p>14.409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41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14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42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14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43])/45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formula="of:=(45-[.L14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23.547" calcext:value-type="float">
            <text:p>23.547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23.547" calcext:value-type="float">
            <text:p>23.547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23.547" calcext:value-type="float">
            <text:p>23.547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23.547" calcext:value-type="float">
            <text:p>23.547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44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formula="of:=(45-[.L14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45])/45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45-[.L14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6])/45" office:value-type="float" office:value="0.422222222222222" calcext:value-type="float">
            <text:p>0.422</text:p>
          </table:table-cell>
          <table:table-cell office:value-type="float" office:value="10" calcext:value-type="float">
            <text:p>10</text:p>
          </table:table-cell>
          <table:table-cell table:formula="of:=(45-[.L146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86.4275" calcext:value-type="float">
            <text:p>86.4275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86.4275" calcext:value-type="float">
            <text:p>86.4275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86.4275" calcext:value-type="float">
            <text:p>86.4275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86.4275" calcext:value-type="float">
            <text:p>86.4275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47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formula="of:=(45-[.L14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8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4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49])/45" office:value-type="float" office:value="0.177777777777778" calcext:value-type="float">
            <text:p>0.178</text:p>
          </table:table-cell>
          <table:table-cell office:value-type="float" office:value="22" calcext:value-type="float">
            <text:p>22</text:p>
          </table:table-cell>
          <table:table-cell table:formula="of:=(45-[.L14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84.6276" calcext:value-type="float">
            <text:p>84.6276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84.6276" calcext:value-type="float">
            <text:p>84.6276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84.6276" calcext:value-type="float">
            <text:p>84.6276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84.6276" calcext:value-type="float">
            <text:p>84.6276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50])/45" office:value-type="float" office:value="0.355555555555556" calcext:value-type="float">
            <text:p>0.356</text:p>
          </table:table-cell>
          <table:table-cell office:value-type="float" office:value="3" calcext:value-type="float">
            <text:p>3</text:p>
          </table:table-cell>
          <table:table-cell table:formula="of:=(45-[.L150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51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formula="of:=(45-[.L15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52])/45" office:value-type="float" office:value="0.444444444444444" calcext:value-type="float">
            <text:p>0.444</text:p>
          </table:table-cell>
          <table:table-cell office:value-type="float" office:value="19" calcext:value-type="float">
            <text:p>19</text:p>
          </table:table-cell>
          <table:table-cell table:formula="of:=(45-[.L152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68.1749" calcext:value-type="float">
            <text:p>68.1749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68.1749" calcext:value-type="float">
            <text:p>68.1749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68.1749" calcext:value-type="float">
            <text:p>68.1749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68.1749" calcext:value-type="float">
            <text:p>68.1749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45-[.J153])/45" office:value-type="float" office:value="0.133333333333333" calcext:value-type="float">
            <text:p>0.133</text:p>
          </table:table-cell>
          <table:table-cell office:value-type="float" office:value="3" calcext:value-type="float">
            <text:p>3</text:p>
          </table:table-cell>
          <table:table-cell table:formula="of:=(45-[.L15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54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5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55])/45" office:value-type="float" office:value="0.244444444444444" calcext:value-type="float">
            <text:p>0.244</text:p>
          </table:table-cell>
          <table:table-cell office:value-type="float" office:value="10" calcext:value-type="float">
            <text:p>10</text:p>
          </table:table-cell>
          <table:table-cell table:formula="of:=(45-[.L155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56])/45" office:value-type="float" office:value="0.244444444444444" calcext:value-type="float">
            <text:p>0.244</text:p>
          </table:table-cell>
          <table:table-cell office:value-type="float" office:value="5" calcext:value-type="float">
            <text:p>5</text:p>
          </table:table-cell>
          <table:table-cell table:formula="of:=(45-[.L156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57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5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58])/45" office:value-type="float" office:value="0.4" calcext:value-type="float">
            <text:p>0.400</text:p>
          </table:table-cell>
          <table:table-cell office:value-type="float" office:value="18" calcext:value-type="float">
            <text:p>18</text:p>
          </table:table-cell>
          <table:table-cell table:formula="of:=(45-[.L158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18.2153" calcext:value-type="float">
            <text:p>18.2153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8.2153" calcext:value-type="float">
            <text:p>18.2153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8.2153" calcext:value-type="float">
            <text:p>18.2153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8.2153" calcext:value-type="float">
            <text:p>18.2153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159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15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60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6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61])/45" office:value-type="float" office:value="0.244444444444444" calcext:value-type="float">
            <text:p>0.244</text:p>
          </table:table-cell>
          <table:table-cell office:value-type="float" office:value="18" calcext:value-type="float">
            <text:p>18</text:p>
          </table:table-cell>
          <table:table-cell table:formula="of:=(45-[.L161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28.2636" calcext:value-type="float">
            <text:p>28.2636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28.2636" calcext:value-type="float">
            <text:p>28.2636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28.2636" calcext:value-type="float">
            <text:p>28.2636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28.2636" calcext:value-type="float">
            <text:p>28.2636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62])/45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formula="of:=(45-[.L16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3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16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4])/45" office:value-type="float" office:value="0.444444444444444" calcext:value-type="float">
            <text:p>0.444</text:p>
          </table:table-cell>
          <table:table-cell office:value-type="float" office:value="16" calcext:value-type="float">
            <text:p>16</text:p>
          </table:table-cell>
          <table:table-cell table:formula="of:=(45-[.L16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16.0585" calcext:value-type="float">
            <text:p>16.0585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6.0585" calcext:value-type="float">
            <text:p>16.0585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6.0585" calcext:value-type="float">
            <text:p>16.0585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6.0585" calcext:value-type="float">
            <text:p>16.0585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6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6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66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6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7])/45" office:value-type="float" office:value="0.444444444444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table:formula="of:=(45-[.L16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89.5897" calcext:value-type="float">
            <text:p>89.5897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89.5897" calcext:value-type="float">
            <text:p>89.5897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89.5897" calcext:value-type="float">
            <text:p>89.5897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89.5897" calcext:value-type="float">
            <text:p>89.5897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168])/45" office:value-type="float" office:value="0.111111111111111" calcext:value-type="float">
            <text:p>0.111</text:p>
          </table:table-cell>
          <table:table-cell office:value-type="float" office:value="2" calcext:value-type="float">
            <text:p>2</text:p>
          </table:table-cell>
          <table:table-cell table:formula="of:=(45-[.L16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9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16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0])/45" office:value-type="float" office:value="0.5111111111111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table:formula="of:=(45-[.L17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18.1849" calcext:value-type="float">
            <text:p>18.1849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18.1849" calcext:value-type="float">
            <text:p>18.1849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18.1849" calcext:value-type="float">
            <text:p>18.1849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18.1849" calcext:value-type="float">
            <text:p>18.1849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71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7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72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73])/45" office:value-type="float" office:value="0.266666666666667" calcext:value-type="float">
            <text:p>0.267</text:p>
          </table:table-cell>
          <table:table-cell office:value-type="float" office:value="20" calcext:value-type="float">
            <text:p>20</text:p>
          </table:table-cell>
          <table:table-cell table:formula="of:=(45-[.L173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20.7026" calcext:value-type="float">
            <text:p>20.7026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20.7026" calcext:value-type="float">
            <text:p>20.7026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20.7026" calcext:value-type="float">
            <text:p>20.7026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20.7026" calcext:value-type="float">
            <text:p>20.7026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174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17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75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7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6])/45" office:value-type="float" office:value="0.444444444444444" calcext:value-type="float">
            <text:p>0.444</text:p>
          </table:table-cell>
          <table:table-cell office:value-type="float" office:value="17" calcext:value-type="float">
            <text:p>17</text:p>
          </table:table-cell>
          <table:table-cell table:formula="of:=(45-[.L17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123.499" calcext:value-type="float">
            <text:p>123.499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23.499" calcext:value-type="float">
            <text:p>123.49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23.499" calcext:value-type="float">
            <text:p>123.49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23.499" calcext:value-type="float">
            <text:p>123.499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77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17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8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45-[.L17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79])/45" office:value-type="float" office:value="0.244444444444444" calcext:value-type="float">
            <text:p>0.244</text:p>
          </table:table-cell>
          <table:table-cell office:value-type="float" office:value="17" calcext:value-type="float">
            <text:p>17</text:p>
          </table:table-cell>
          <table:table-cell table:formula="of:=(45-[.L179])/45" office:value-type="float" office:value="0.622222222222222" calcext:value-type="float">
            <text:p>0.6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7530.3754" calcext:value-type="float">
            <text:p>37530.3754</text:p>
          </table:table-cell>
          <table:table-cell table:formula="of:=SUM([.C3:.C179])" office:value-type="float" office:value="119" calcext:value-type="float">
            <text:p>119</text:p>
          </table:table-cell>
          <table:table-cell table:formula="of:=SUM([.D3:.D179])" office:value-type="float" office:value="37530.3754" calcext:value-type="float">
            <text:p>37530.3754</text:p>
          </table:table-cell>
          <table:table-cell table:formula="of:=SUM([.E3:.E179])" office:value-type="float" office:value="119" calcext:value-type="float">
            <text:p>119</text:p>
          </table:table-cell>
          <table:table-cell table:formula="of:=SUM([.F3:.F179])" office:value-type="float" office:value="37530.3754" calcext:value-type="float">
            <text:p>37530.3754</text:p>
          </table:table-cell>
          <table:table-cell table:formula="of:=SUM([.G3:.G179])" office:value-type="float" office:value="119" calcext:value-type="float">
            <text:p>119</text:p>
          </table:table-cell>
          <table:table-cell table:formula="of:=SUM([.H3:.H179])" office:value-type="float" office:value="37530.3754" calcext:value-type="float">
            <text:p>37530.3754</text:p>
          </table:table-cell>
          <table:table-cell table:formula="of:=SUM([.I3:.I179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12.03601920904" calcext:value-type="float">
            <text:p>212.03601920904</text:p>
          </table:table-cell>
          <table:table-cell table:formula="of:=AVERAGE([.C3:.C179])" office:value-type="float" office:value="0.672316384180791" calcext:value-type="float">
            <text:p>0.672316384180791</text:p>
          </table:table-cell>
          <table:table-cell table:formula="of:=AVERAGE([.D3:.D179])" office:value-type="float" office:value="212.03601920904" calcext:value-type="float">
            <text:p>212.03601920904</text:p>
          </table:table-cell>
          <table:table-cell table:formula="of:=AVERAGE([.E3:.E179])" office:value-type="float" office:value="0.672316384180791" calcext:value-type="float">
            <text:p>0.672316384180791</text:p>
          </table:table-cell>
          <table:table-cell table:formula="of:=AVERAGE([.F3:.F179])" office:value-type="float" office:value="212.03601920904" calcext:value-type="float">
            <text:p>212.03601920904</text:p>
          </table:table-cell>
          <table:table-cell table:formula="of:=AVERAGE([.G3:.G179])" office:value-type="float" office:value="0.672316384180791" calcext:value-type="float">
            <text:p>0.672316384180791</text:p>
          </table:table-cell>
          <table:table-cell table:formula="of:=AVERAGE([.H3:.H179])" office:value-type="float" office:value="212.03601920904" calcext:value-type="float">
            <text:p>212.03601920904</text:p>
          </table:table-cell>
          <table:table-cell table:formula="of:=AVERAGE([.I3:.I179])" office:value-type="float" office:value="0.672316384180791" calcext:value-type="float">
            <text:p>0.67231638418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27.15546385927" calcext:value-type="float">
            <text:p>127.15546385927</text:p>
          </table:table-cell>
          <table:table-cell table:formula="of:=STDEV([.C3:.C179])" office:value-type="float" office:value="0.470700338244212" calcext:value-type="float">
            <text:p>0.470700338244212</text:p>
          </table:table-cell>
          <table:table-cell table:formula="of:=STDEV([.D3:.D179])" office:value-type="float" office:value="127.15546385927" calcext:value-type="float">
            <text:p>127.15546385927</text:p>
          </table:table-cell>
          <table:table-cell table:formula="of:=STDEV([.E3:.E179])" office:value-type="float" office:value="0.470700338244212" calcext:value-type="float">
            <text:p>0.470700338244212</text:p>
          </table:table-cell>
          <table:table-cell table:formula="of:=STDEV([.F3:.F179])" office:value-type="float" office:value="127.15546385927" calcext:value-type="float">
            <text:p>127.15546385927</text:p>
          </table:table-cell>
          <table:table-cell table:formula="of:=STDEV([.G3:.G179])" office:value-type="float" office:value="0.470700338244212" calcext:value-type="float">
            <text:p>0.470700338244212</text:p>
          </table:table-cell>
          <table:table-cell table:formula="of:=STDEV([.H3:.H179])" office:value-type="float" office:value="127.15546385927" calcext:value-type="float">
            <text:p>127.15546385927</text:p>
          </table:table-cell>
          <table:table-cell table:formula="of:=STDEV([.I3:.I179])" office:value-type="float" office:value="0.470700338244212" calcext:value-type="float">
            <text:p>0.470700338244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 table:number-rows-repeated="10483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4" table:number-columns-repeated="2" table:default-cell-style-name="ce1"/>
        <table:table-row table:style-name="ro1">
          <table:table-cell table:style-name="ce4"/>
          <table:table-cell table:style-name="ce4" office:value-type="string" calcext:value-type="string">
            <text:p>avg val all</text:p>
          </table:table-cell>
          <table:table-cell table:style-name="ce4" office:value-type="string" calcext:value-type="string">
            <text:p>avg train all</text:p>
          </table:table-cell>
          <table:table-cell table:style-name="ce6"/>
          <table:table-cell table:style-name="ce4"/>
          <table:table-cell table:style-name="ce5" office:value-type="string" calcext:value-type="string">
            <text:p>avg val</text:p>
          </table:table-cell>
          <table:table-cell table:style-name="ce5" office:value-type="string" calcext:value-type="string">
            <text:p>avg trai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formula="of:=AVERAGE(INDIRECT(&quot;$Instances.K&quot;&amp;(ROW([.A2])-1)*3):INDIRECT(&quot;$Instances.K&quot;&amp;(ROW([.A2])-1)*3+2))" office:value-type="float" office:value="0.214814814814815" calcext:value-type="float">
            <text:p>0.215</text:p>
          </table:table-cell>
          <table:table-cell table:style-name="ce5" table:formula="of:=AVERAGE(INDIRECT(&quot;$Instances.M&quot;&amp;(ROW([.B2])-1)*3):INDIRECT(&quot;$Instances.M&quot;&amp;(ROW([.B2])-1)*3+2))" office:value-type="float" office:value="0.851851851851852" calcext:value-type="float">
            <text:p>0.852</text:p>
          </table:table-cell>
          <table:table-cell table:style-name="ce6"/>
          <table:table-cell table:style-name="ce4" office:value-type="string" calcext:value-type="string">
            <text:p>aso</text:p>
          </table:table-cell>
          <table:table-cell table:style-name="ce5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;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;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)" office:value-type="float" office:value="0.408286252354049" calcext:value-type="float">
            <text:p>0.408</text:p>
          </table:table-cell>
          <table:table-cell table:style-name="ce5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;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;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)" office:value-type="float" office:value="0.972128060263653" calcext:value-type="float">
            <text:p>0.972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table:formula="of:=AVERAGE(INDIRECT(&quot;$Instances.K&quot;&amp;(ROW([.A3])-1)*3):INDIRECT(&quot;$Instances.K&quot;&amp;(ROW([.A3])-1)*3+2))" office:value-type="float" office:value="0.488888888888889" calcext:value-type="float">
            <text:p>0.489</text:p>
          </table:table-cell>
          <table:table-cell table:style-name="ce5" table:formula="of:=AVERAGE(INDIRECT(&quot;$Instances.M&quot;&amp;(ROW([.B3])-1)*3):INDIRECT(&quot;$Instances.M&quot;&amp;(ROW([.B3])-1)*3+2))" office:value-type="float" office:value="0.896296296296296" calcext:value-type="float">
            <text:p>0.896</text:p>
          </table:table-cell>
          <table:table-cell table:style-name="ce6"/>
          <table:table-cell table:style-name="ce4" office:value-type="string" calcext:value-type="string">
            <text:p>lw </text:p>
          </table:table-cell>
          <table:table-cell table:style-name="ce5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;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;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)" office:value-type="float" office:value="0.471563088512241" calcext:value-type="float">
            <text:p>0.472</text:p>
          </table:table-cell>
          <table:table-cell table:style-name="ce5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;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;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)" office:value-type="float" office:value="0.993220338983051" calcext:value-type="float">
            <text:p>0.993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5" table:formula="of:=AVERAGE(INDIRECT(&quot;$Instances.K&quot;&amp;(ROW([.A4])-1)*3):INDIRECT(&quot;$Instances.K&quot;&amp;(ROW([.A4])-1)*3+2))" office:value-type="float" office:value="0.481481481481481" calcext:value-type="float">
            <text:p>0.481</text:p>
          </table:table-cell>
          <table:table-cell table:style-name="ce5" table:formula="of:=AVERAGE(INDIRECT(&quot;$Instances.M&quot;&amp;(ROW([.B4])-1)*3):INDIRECT(&quot;$Instances.M&quot;&amp;(ROW([.B4])-1)*3+2))" office:value-type="float" office:value="0.881481481481481" calcext:value-type="float">
            <text:p>0.881</text:p>
          </table:table-cell>
          <table:table-cell table:style-name="ce6"/>
          <table:table-cell table:style-name="ce4" office:value-type="string" calcext:value-type="string">
            <text:p>poset</text:p>
          </table:table-cell>
          <table:table-cell table:style-name="ce5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;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;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)" office:value-type="float" office:value="0.338229755178908" calcext:value-type="float">
            <text:p>0.338</text:p>
          </table:table-cell>
          <table:table-cell table:style-name="ce5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;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;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)" office:value-type="float" office:value="0.664783427495292" calcext:value-type="float">
            <text:p>0.665</text:p>
          </table:table-cell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5" table:formula="of:=AVERAGE(INDIRECT(&quot;$Instances.K&quot;&amp;(ROW([.A5])-1)*3):INDIRECT(&quot;$Instances.K&quot;&amp;(ROW([.A5])-1)*3+2))" office:value-type="float" office:value="0.481481481481481" calcext:value-type="float">
            <text:p>0.481</text:p>
          </table:table-cell>
          <table:table-cell table:style-name="ce5" table:formula="of:=AVERAGE(INDIRECT(&quot;$Instances.M&quot;&amp;(ROW([.B5])-1)*3):INDIRECT(&quot;$Instances.M&quot;&amp;(ROW([.B5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5" table:formula="of:=AVERAGE(INDIRECT(&quot;$Instances.K&quot;&amp;(ROW([.A6])-1)*3):INDIRECT(&quot;$Instances.K&quot;&amp;(ROW([.A6])-1)*3+2))" office:value-type="float" office:value="0.362962962962963" calcext:value-type="float">
            <text:p>0.363</text:p>
          </table:table-cell>
          <table:table-cell table:style-name="ce5" table:formula="of:=AVERAGE(INDIRECT(&quot;$Instances.M&quot;&amp;(ROW([.B6])-1)*3):INDIRECT(&quot;$Instances.M&quot;&amp;(ROW([.B6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5" table:formula="of:=AVERAGE(INDIRECT(&quot;$Instances.K&quot;&amp;(ROW([.A7])-1)*3):INDIRECT(&quot;$Instances.K&quot;&amp;(ROW([.A7])-1)*3+2))" office:value-type="float" office:value="0.540740740740741" calcext:value-type="float">
            <text:p>0.541</text:p>
          </table:table-cell>
          <table:table-cell table:style-name="ce5" table:formula="of:=AVERAGE(INDIRECT(&quot;$Instances.M&quot;&amp;(ROW([.B7])-1)*3):INDIRECT(&quot;$Instances.M&quot;&amp;(ROW([.B7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table:formula="of:=AVERAGE(INDIRECT(&quot;$Instances.K&quot;&amp;(ROW([.A8])-1)*3):INDIRECT(&quot;$Instances.K&quot;&amp;(ROW([.A8])-1)*3+2))" office:value-type="float" office:value="0.385185185185185" calcext:value-type="float">
            <text:p>0.385</text:p>
          </table:table-cell>
          <table:table-cell table:style-name="ce5" table:formula="of:=AVERAGE(INDIRECT(&quot;$Instances.M&quot;&amp;(ROW([.B8])-1)*3):INDIRECT(&quot;$Instances.M&quot;&amp;(ROW([.B8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5" table:formula="of:=AVERAGE(INDIRECT(&quot;$Instances.K&quot;&amp;(ROW([.A9])-1)*3):INDIRECT(&quot;$Instances.K&quot;&amp;(ROW([.A9])-1)*3+2))" office:value-type="float" office:value="0.385185185185185" calcext:value-type="float">
            <text:p>0.385</text:p>
          </table:table-cell>
          <table:table-cell table:style-name="ce5" table:formula="of:=AVERAGE(INDIRECT(&quot;$Instances.M&quot;&amp;(ROW([.B9])-1)*3):INDIRECT(&quot;$Instances.M&quot;&amp;(ROW([.B9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5" table:formula="of:=AVERAGE(INDIRECT(&quot;$Instances.K&quot;&amp;(ROW([.A10])-1)*3):INDIRECT(&quot;$Instances.K&quot;&amp;(ROW([.A10])-1)*3+2))" office:value-type="float" office:value="0.4" calcext:value-type="float">
            <text:p>0.400</text:p>
          </table:table-cell>
          <table:table-cell table:style-name="ce5" table:formula="of:=AVERAGE(INDIRECT(&quot;$Instances.M&quot;&amp;(ROW([.B10])-1)*3):INDIRECT(&quot;$Instances.M&quot;&amp;(ROW([.B10])-1)*3+2))" office:value-type="float" office:value="0.814814814814815" calcext:value-type="float">
            <text:p>0.815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5" table:formula="of:=AVERAGE(INDIRECT(&quot;$Instances.K&quot;&amp;(ROW([.A11])-1)*3):INDIRECT(&quot;$Instances.K&quot;&amp;(ROW([.A11])-1)*3+2))" office:value-type="float" office:value="0.422222222222222" calcext:value-type="float">
            <text:p>0.422</text:p>
          </table:table-cell>
          <table:table-cell table:style-name="ce5" table:formula="of:=AVERAGE(INDIRECT(&quot;$Instances.M&quot;&amp;(ROW([.B11])-1)*3):INDIRECT(&quot;$Instances.M&quot;&amp;(ROW([.B11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5" table:formula="of:=AVERAGE(INDIRECT(&quot;$Instances.K&quot;&amp;(ROW([.A12])-1)*3):INDIRECT(&quot;$Instances.K&quot;&amp;(ROW([.A12])-1)*3+2))" office:value-type="float" office:value="0.355555555555556" calcext:value-type="float">
            <text:p>0.356</text:p>
          </table:table-cell>
          <table:table-cell table:style-name="ce5" table:formula="of:=AVERAGE(INDIRECT(&quot;$Instances.M&quot;&amp;(ROW([.B12])-1)*3):INDIRECT(&quot;$Instances.M&quot;&amp;(ROW([.B12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5" table:formula="of:=AVERAGE(INDIRECT(&quot;$Instances.K&quot;&amp;(ROW([.A13])-1)*3):INDIRECT(&quot;$Instances.K&quot;&amp;(ROW([.A13])-1)*3+2))" office:value-type="float" office:value="0.274074074074074" calcext:value-type="float">
            <text:p>0.274</text:p>
          </table:table-cell>
          <table:table-cell table:style-name="ce5" table:formula="of:=AVERAGE(INDIRECT(&quot;$Instances.M&quot;&amp;(ROW([.B13])-1)*3):INDIRECT(&quot;$Instances.M&quot;&amp;(ROW([.B13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5" table:formula="of:=AVERAGE(INDIRECT(&quot;$Instances.K&quot;&amp;(ROW([.A14])-1)*3):INDIRECT(&quot;$Instances.K&quot;&amp;(ROW([.A14])-1)*3+2))" office:value-type="float" office:value="0.407407407407407" calcext:value-type="float">
            <text:p>0.407</text:p>
          </table:table-cell>
          <table:table-cell table:style-name="ce5" table:formula="of:=AVERAGE(INDIRECT(&quot;$Instances.M&quot;&amp;(ROW([.B14])-1)*3):INDIRECT(&quot;$Instances.M&quot;&amp;(ROW([.B14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5" table:formula="of:=AVERAGE(INDIRECT(&quot;$Instances.K&quot;&amp;(ROW([.A15])-1)*3):INDIRECT(&quot;$Instances.K&quot;&amp;(ROW([.A15])-1)*3+2))" office:value-type="float" office:value="0.281481481481481" calcext:value-type="float">
            <text:p>0.281</text:p>
          </table:table-cell>
          <table:table-cell table:style-name="ce5" table:formula="of:=AVERAGE(INDIRECT(&quot;$Instances.M&quot;&amp;(ROW([.B15])-1)*3):INDIRECT(&quot;$Instances.M&quot;&amp;(ROW([.B15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5" table:formula="of:=AVERAGE(INDIRECT(&quot;$Instances.K&quot;&amp;(ROW([.A16])-1)*3):INDIRECT(&quot;$Instances.K&quot;&amp;(ROW([.A16])-1)*3+2))" office:value-type="float" office:value="0.266666666666667" calcext:value-type="float">
            <text:p>0.267</text:p>
          </table:table-cell>
          <table:table-cell table:style-name="ce5" table:formula="of:=AVERAGE(INDIRECT(&quot;$Instances.M&quot;&amp;(ROW([.B16])-1)*3):INDIRECT(&quot;$Instances.M&quot;&amp;(ROW([.B16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5" table:formula="of:=AVERAGE(INDIRECT(&quot;$Instances.K&quot;&amp;(ROW([.A17])-1)*3):INDIRECT(&quot;$Instances.K&quot;&amp;(ROW([.A17])-1)*3+2))" office:value-type="float" office:value="0.459259259259259" calcext:value-type="float">
            <text:p>0.459</text:p>
          </table:table-cell>
          <table:table-cell table:style-name="ce5" table:formula="of:=AVERAGE(INDIRECT(&quot;$Instances.M&quot;&amp;(ROW([.B17])-1)*3):INDIRECT(&quot;$Instances.M&quot;&amp;(ROW([.B17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5" table:formula="of:=AVERAGE(INDIRECT(&quot;$Instances.K&quot;&amp;(ROW([.A18])-1)*3):INDIRECT(&quot;$Instances.K&quot;&amp;(ROW([.A18])-1)*3+2))" office:value-type="float" office:value="0.474074074074074" calcext:value-type="float">
            <text:p>0.474</text:p>
          </table:table-cell>
          <table:table-cell table:style-name="ce5" table:formula="of:=AVERAGE(INDIRECT(&quot;$Instances.M&quot;&amp;(ROW([.B18])-1)*3):INDIRECT(&quot;$Instances.M&quot;&amp;(ROW([.B18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5" table:formula="of:=AVERAGE(INDIRECT(&quot;$Instances.K&quot;&amp;(ROW([.A19])-1)*3):INDIRECT(&quot;$Instances.K&quot;&amp;(ROW([.A19])-1)*3+2))" office:value-type="float" office:value="0.62962962962963" calcext:value-type="float">
            <text:p>0.630</text:p>
          </table:table-cell>
          <table:table-cell table:style-name="ce5" table:formula="of:=AVERAGE(INDIRECT(&quot;$Instances.M&quot;&amp;(ROW([.B19])-1)*3):INDIRECT(&quot;$Instances.M&quot;&amp;(ROW([.B19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5" table:formula="of:=AVERAGE(INDIRECT(&quot;$Instances.K&quot;&amp;(ROW([.A20])-1)*3):INDIRECT(&quot;$Instances.K&quot;&amp;(ROW([.A20])-1)*3+2))" office:value-type="float" office:value="0.318518518518518" calcext:value-type="float">
            <text:p>0.319</text:p>
          </table:table-cell>
          <table:table-cell table:style-name="ce5" table:formula="of:=AVERAGE(INDIRECT(&quot;$Instances.M&quot;&amp;(ROW([.B20])-1)*3):INDIRECT(&quot;$Instances.M&quot;&amp;(ROW([.B20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5" table:formula="of:=AVERAGE(INDIRECT(&quot;$Instances.K&quot;&amp;(ROW([.A21])-1)*3):INDIRECT(&quot;$Instances.K&quot;&amp;(ROW([.A21])-1)*3+2))" office:value-type="float" office:value="0.325925925925926" calcext:value-type="float">
            <text:p>0.326</text:p>
          </table:table-cell>
          <table:table-cell table:style-name="ce5" table:formula="of:=AVERAGE(INDIRECT(&quot;$Instances.M&quot;&amp;(ROW([.B21])-1)*3):INDIRECT(&quot;$Instances.M&quot;&amp;(ROW([.B21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5" table:formula="of:=AVERAGE(INDIRECT(&quot;$Instances.K&quot;&amp;(ROW([.A22])-1)*3):INDIRECT(&quot;$Instances.K&quot;&amp;(ROW([.A22])-1)*3+2))" office:value-type="float" office:value="0.503703703703704" calcext:value-type="float">
            <text:p>0.504</text:p>
          </table:table-cell>
          <table:table-cell table:style-name="ce5" table:formula="of:=AVERAGE(INDIRECT(&quot;$Instances.M&quot;&amp;(ROW([.B22])-1)*3):INDIRECT(&quot;$Instances.M&quot;&amp;(ROW([.B22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5" table:formula="of:=AVERAGE(INDIRECT(&quot;$Instances.K&quot;&amp;(ROW([.A23])-1)*3):INDIRECT(&quot;$Instances.K&quot;&amp;(ROW([.A23])-1)*3+2))" office:value-type="float" office:value="0.325925925925926" calcext:value-type="float">
            <text:p>0.326</text:p>
          </table:table-cell>
          <table:table-cell table:style-name="ce5" table:formula="of:=AVERAGE(INDIRECT(&quot;$Instances.M&quot;&amp;(ROW([.B23])-1)*3):INDIRECT(&quot;$Instances.M&quot;&amp;(ROW([.B23])-1)*3+2))" office:value-type="float" office:value="0.725925925925926" calcext:value-type="float">
            <text:p>0.72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5" table:formula="of:=AVERAGE(INDIRECT(&quot;$Instances.K&quot;&amp;(ROW([.A24])-1)*3):INDIRECT(&quot;$Instances.K&quot;&amp;(ROW([.A24])-1)*3+2))" office:value-type="float" office:value="0.577777777777778" calcext:value-type="float">
            <text:p>0.578</text:p>
          </table:table-cell>
          <table:table-cell table:style-name="ce5" table:formula="of:=AVERAGE(INDIRECT(&quot;$Instances.M&quot;&amp;(ROW([.B24])-1)*3):INDIRECT(&quot;$Instances.M&quot;&amp;(ROW([.B24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5" table:formula="of:=AVERAGE(INDIRECT(&quot;$Instances.K&quot;&amp;(ROW([.A25])-1)*3):INDIRECT(&quot;$Instances.K&quot;&amp;(ROW([.A25])-1)*3+2))" office:value-type="float" office:value="0.37037037037037" calcext:value-type="float">
            <text:p>0.370</text:p>
          </table:table-cell>
          <table:table-cell table:style-name="ce5" table:formula="of:=AVERAGE(INDIRECT(&quot;$Instances.M&quot;&amp;(ROW([.B25])-1)*3):INDIRECT(&quot;$Instances.M&quot;&amp;(ROW([.B25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5" table:formula="of:=AVERAGE(INDIRECT(&quot;$Instances.K&quot;&amp;(ROW([.A26])-1)*3):INDIRECT(&quot;$Instances.K&quot;&amp;(ROW([.A26])-1)*3+2))" office:value-type="float" office:value="0.422222222222222" calcext:value-type="float">
            <text:p>0.422</text:p>
          </table:table-cell>
          <table:table-cell table:style-name="ce5" table:formula="of:=AVERAGE(INDIRECT(&quot;$Instances.M&quot;&amp;(ROW([.B26])-1)*3):INDIRECT(&quot;$Instances.M&quot;&amp;(ROW([.B26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5" table:formula="of:=AVERAGE(INDIRECT(&quot;$Instances.K&quot;&amp;(ROW([.A27])-1)*3):INDIRECT(&quot;$Instances.K&quot;&amp;(ROW([.A27])-1)*3+2))" office:value-type="float" office:value="0.562962962962963" calcext:value-type="float">
            <text:p>0.563</text:p>
          </table:table-cell>
          <table:table-cell table:style-name="ce5" table:formula="of:=AVERAGE(INDIRECT(&quot;$Instances.M&quot;&amp;(ROW([.B27])-1)*3):INDIRECT(&quot;$Instances.M&quot;&amp;(ROW([.B27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5" table:formula="of:=AVERAGE(INDIRECT(&quot;$Instances.K&quot;&amp;(ROW([.A28])-1)*3):INDIRECT(&quot;$Instances.K&quot;&amp;(ROW([.A28])-1)*3+2))" office:value-type="float" office:value="0.348148148148148" calcext:value-type="float">
            <text:p>0.348</text:p>
          </table:table-cell>
          <table:table-cell table:style-name="ce5" table:formula="of:=AVERAGE(INDIRECT(&quot;$Instances.M&quot;&amp;(ROW([.B28])-1)*3):INDIRECT(&quot;$Instances.M&quot;&amp;(ROW([.B28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5" table:formula="of:=AVERAGE(INDIRECT(&quot;$Instances.K&quot;&amp;(ROW([.A29])-1)*3):INDIRECT(&quot;$Instances.K&quot;&amp;(ROW([.A29])-1)*3+2))" office:value-type="float" office:value="0.288888888888889" calcext:value-type="float">
            <text:p>0.289</text:p>
          </table:table-cell>
          <table:table-cell table:style-name="ce5" table:formula="of:=AVERAGE(INDIRECT(&quot;$Instances.M&quot;&amp;(ROW([.B29])-1)*3):INDIRECT(&quot;$Instances.M&quot;&amp;(ROW([.B29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table:formula="of:=AVERAGE(INDIRECT(&quot;$Instances.K&quot;&amp;(ROW([.A30])-1)*3):INDIRECT(&quot;$Instances.K&quot;&amp;(ROW([.A30])-1)*3+2))" office:value-type="float" office:value="0.318518518518518" calcext:value-type="float">
            <text:p>0.319</text:p>
          </table:table-cell>
          <table:table-cell table:style-name="ce5" table:formula="of:=AVERAGE(INDIRECT(&quot;$Instances.M&quot;&amp;(ROW([.B30])-1)*3):INDIRECT(&quot;$Instances.M&quot;&amp;(ROW([.B30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5" table:formula="of:=AVERAGE(INDIRECT(&quot;$Instances.K&quot;&amp;(ROW([.A31])-1)*3):INDIRECT(&quot;$Instances.K&quot;&amp;(ROW([.A31])-1)*3+2))" office:value-type="float" office:value="0.22962962962963" calcext:value-type="float">
            <text:p>0.230</text:p>
          </table:table-cell>
          <table:table-cell table:style-name="ce5" table:formula="of:=AVERAGE(INDIRECT(&quot;$Instances.M&quot;&amp;(ROW([.B31])-1)*3):INDIRECT(&quot;$Instances.M&quot;&amp;(ROW([.B31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formula="of:=AVERAGE(INDIRECT(&quot;$Instances.K&quot;&amp;(ROW([.A32])-1)*3):INDIRECT(&quot;$Instances.K&quot;&amp;(ROW([.A32])-1)*3+2))" office:value-type="float" office:value="0.451851851851852" calcext:value-type="float">
            <text:p>0.452</text:p>
          </table:table-cell>
          <table:table-cell table:style-name="ce5" table:formula="of:=AVERAGE(INDIRECT(&quot;$Instances.M&quot;&amp;(ROW([.B32])-1)*3):INDIRECT(&quot;$Instances.M&quot;&amp;(ROW([.B32])-1)*3+2))" office:value-type="float" office:value="0.851851851851852" calcext:value-type="float">
            <text:p>0.852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5" table:formula="of:=AVERAGE(INDIRECT(&quot;$Instances.K&quot;&amp;(ROW([.A33])-1)*3):INDIRECT(&quot;$Instances.K&quot;&amp;(ROW([.A33])-1)*3+2))" office:value-type="float" office:value="0.451851851851852" calcext:value-type="float">
            <text:p>0.452</text:p>
          </table:table-cell>
          <table:table-cell table:style-name="ce5" table:formula="of:=AVERAGE(INDIRECT(&quot;$Instances.M&quot;&amp;(ROW([.B33])-1)*3):INDIRECT(&quot;$Instances.M&quot;&amp;(ROW([.B33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5" table:formula="of:=AVERAGE(INDIRECT(&quot;$Instances.K&quot;&amp;(ROW([.A34])-1)*3):INDIRECT(&quot;$Instances.K&quot;&amp;(ROW([.A34])-1)*3+2))" office:value-type="float" office:value="0.288888888888889" calcext:value-type="float">
            <text:p>0.289</text:p>
          </table:table-cell>
          <table:table-cell table:style-name="ce5" table:formula="of:=AVERAGE(INDIRECT(&quot;$Instances.M&quot;&amp;(ROW([.B34])-1)*3):INDIRECT(&quot;$Instances.M&quot;&amp;(ROW([.B34])-1)*3+2))" office:value-type="float" office:value="0.977777777777778" calcext:value-type="float">
            <text:p>0.978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5" table:formula="of:=AVERAGE(INDIRECT(&quot;$Instances.K&quot;&amp;(ROW([.A35])-1)*3):INDIRECT(&quot;$Instances.K&quot;&amp;(ROW([.A35])-1)*3+2))" office:value-type="float" office:value="0.37037037037037" calcext:value-type="float">
            <text:p>0.370</text:p>
          </table:table-cell>
          <table:table-cell table:style-name="ce5" table:formula="of:=AVERAGE(INDIRECT(&quot;$Instances.M&quot;&amp;(ROW([.B35])-1)*3):INDIRECT(&quot;$Instances.M&quot;&amp;(ROW([.B35])-1)*3+2))" office:value-type="float" office:value="0.851851851851852" calcext:value-type="float">
            <text:p>0.852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5" table:formula="of:=AVERAGE(INDIRECT(&quot;$Instances.K&quot;&amp;(ROW([.A36])-1)*3):INDIRECT(&quot;$Instances.K&quot;&amp;(ROW([.A36])-1)*3+2))" office:value-type="float" office:value="0.37037037037037" calcext:value-type="float">
            <text:p>0.370</text:p>
          </table:table-cell>
          <table:table-cell table:style-name="ce5" table:formula="of:=AVERAGE(INDIRECT(&quot;$Instances.M&quot;&amp;(ROW([.B36])-1)*3):INDIRECT(&quot;$Instances.M&quot;&amp;(ROW([.B36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formula="of:=AVERAGE(INDIRECT(&quot;$Instances.K&quot;&amp;(ROW([.A37])-1)*3):INDIRECT(&quot;$Instances.K&quot;&amp;(ROW([.A37])-1)*3+2))" office:value-type="float" office:value="0.392592592592593" calcext:value-type="float">
            <text:p>0.393</text:p>
          </table:table-cell>
          <table:table-cell table:style-name="ce5" table:formula="of:=AVERAGE(INDIRECT(&quot;$Instances.M&quot;&amp;(ROW([.B37])-1)*3):INDIRECT(&quot;$Instances.M&quot;&amp;(ROW([.B37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 table:formula="of:=AVERAGE(INDIRECT(&quot;$Instances.K&quot;&amp;(ROW([.A38])-1)*3):INDIRECT(&quot;$Instances.K&quot;&amp;(ROW([.A38])-1)*3+2))" office:value-type="float" office:value="0.437037037037037" calcext:value-type="float">
            <text:p>0.437</text:p>
          </table:table-cell>
          <table:table-cell table:style-name="ce5" table:formula="of:=AVERAGE(INDIRECT(&quot;$Instances.M&quot;&amp;(ROW([.B38])-1)*3):INDIRECT(&quot;$Instances.M&quot;&amp;(ROW([.B38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table:formula="of:=AVERAGE(INDIRECT(&quot;$Instances.K&quot;&amp;(ROW([.A39])-1)*3):INDIRECT(&quot;$Instances.K&quot;&amp;(ROW([.A39])-1)*3+2))" office:value-type="float" office:value="0.407407407407407" calcext:value-type="float">
            <text:p>0.407</text:p>
          </table:table-cell>
          <table:table-cell table:style-name="ce5" table:formula="of:=AVERAGE(INDIRECT(&quot;$Instances.M&quot;&amp;(ROW([.B39])-1)*3):INDIRECT(&quot;$Instances.M&quot;&amp;(ROW([.B39])-1)*3+2))" office:value-type="float" office:value="1" calcext:value-type="float">
            <text:p>1.000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5" table:formula="of:=AVERAGE(INDIRECT(&quot;$Instances.K&quot;&amp;(ROW([.A40])-1)*3):INDIRECT(&quot;$Instances.K&quot;&amp;(ROW([.A40])-1)*3+2))" office:value-type="float" office:value="0.340740740740741" calcext:value-type="float">
            <text:p>0.341</text:p>
          </table:table-cell>
          <table:table-cell table:style-name="ce5" table:formula="of:=AVERAGE(INDIRECT(&quot;$Instances.M&quot;&amp;(ROW([.B40])-1)*3):INDIRECT(&quot;$Instances.M&quot;&amp;(ROW([.B40])-1)*3+2))" office:value-type="float" office:value="0.925925925925926" calcext:value-type="float">
            <text:p>0.92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formula="of:=AVERAGE(INDIRECT(&quot;$Instances.K&quot;&amp;(ROW([.A41])-1)*3):INDIRECT(&quot;$Instances.K&quot;&amp;(ROW([.A41])-1)*3+2))" office:value-type="float" office:value="0.333333333333333" calcext:value-type="float">
            <text:p>0.333</text:p>
          </table:table-cell>
          <table:table-cell table:style-name="ce5" table:formula="of:=AVERAGE(INDIRECT(&quot;$Instances.M&quot;&amp;(ROW([.B41])-1)*3):INDIRECT(&quot;$Instances.M&quot;&amp;(ROW([.B41])-1)*3+2))" office:value-type="float" office:value="0.851851851851852" calcext:value-type="float">
            <text:p>0.852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5" table:formula="of:=AVERAGE(INDIRECT(&quot;$Instances.K&quot;&amp;(ROW([.A42])-1)*3):INDIRECT(&quot;$Instances.K&quot;&amp;(ROW([.A42])-1)*3+2))" office:value-type="float" office:value="0.355555555555556" calcext:value-type="float">
            <text:p>0.356</text:p>
          </table:table-cell>
          <table:table-cell table:style-name="ce5" table:formula="of:=AVERAGE(INDIRECT(&quot;$Instances.M&quot;&amp;(ROW([.B42])-1)*3):INDIRECT(&quot;$Instances.M&quot;&amp;(ROW([.B42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5" table:formula="of:=AVERAGE(INDIRECT(&quot;$Instances.K&quot;&amp;(ROW([.A43])-1)*3):INDIRECT(&quot;$Instances.K&quot;&amp;(ROW([.A43])-1)*3+2))" office:value-type="float" office:value="0.703703703703704" calcext:value-type="float">
            <text:p>0.704</text:p>
          </table:table-cell>
          <table:table-cell table:style-name="ce5" table:formula="of:=AVERAGE(INDIRECT(&quot;$Instances.M&quot;&amp;(ROW([.B43])-1)*3):INDIRECT(&quot;$Instances.M&quot;&amp;(ROW([.B43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5" table:formula="of:=AVERAGE(INDIRECT(&quot;$Instances.K&quot;&amp;(ROW([.A44])-1)*3):INDIRECT(&quot;$Instances.K&quot;&amp;(ROW([.A44])-1)*3+2))" office:value-type="float" office:value="0.488888888888889" calcext:value-type="float">
            <text:p>0.489</text:p>
          </table:table-cell>
          <table:table-cell table:style-name="ce5" table:formula="of:=AVERAGE(INDIRECT(&quot;$Instances.M&quot;&amp;(ROW([.B44])-1)*3):INDIRECT(&quot;$Instances.M&quot;&amp;(ROW([.B44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table:formula="of:=AVERAGE(INDIRECT(&quot;$Instances.K&quot;&amp;(ROW([.A45])-1)*3):INDIRECT(&quot;$Instances.K&quot;&amp;(ROW([.A45])-1)*3+2))" office:value-type="float" office:value="0.333333333333333" calcext:value-type="float">
            <text:p>0.333</text:p>
          </table:table-cell>
          <table:table-cell table:style-name="ce5" table:formula="of:=AVERAGE(INDIRECT(&quot;$Instances.M&quot;&amp;(ROW([.B45])-1)*3):INDIRECT(&quot;$Instances.M&quot;&amp;(ROW([.B45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formula="of:=AVERAGE(INDIRECT(&quot;$Instances.K&quot;&amp;(ROW([.A46])-1)*3):INDIRECT(&quot;$Instances.K&quot;&amp;(ROW([.A46])-1)*3+2))" office:value-type="float" office:value="0.481481481481481" calcext:value-type="float">
            <text:p>0.481</text:p>
          </table:table-cell>
          <table:table-cell table:style-name="ce5" table:formula="of:=AVERAGE(INDIRECT(&quot;$Instances.M&quot;&amp;(ROW([.B46])-1)*3):INDIRECT(&quot;$Instances.M&quot;&amp;(ROW([.B46])-1)*3+2))" office:value-type="float" office:value="0.844444444444444" calcext:value-type="float">
            <text:p>0.84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table:formula="of:=AVERAGE(INDIRECT(&quot;$Instances.K&quot;&amp;(ROW([.A47])-1)*3):INDIRECT(&quot;$Instances.K&quot;&amp;(ROW([.A47])-1)*3+2))" office:value-type="float" office:value="0.577777777777778" calcext:value-type="float">
            <text:p>0.578</text:p>
          </table:table-cell>
          <table:table-cell table:style-name="ce5" table:formula="of:=AVERAGE(INDIRECT(&quot;$Instances.M&quot;&amp;(ROW([.B47])-1)*3):INDIRECT(&quot;$Instances.M&quot;&amp;(ROW([.B47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table:formula="of:=AVERAGE(INDIRECT(&quot;$Instances.K&quot;&amp;(ROW([.A48])-1)*3):INDIRECT(&quot;$Instances.K&quot;&amp;(ROW([.A48])-1)*3+2))" office:value-type="float" office:value="0.348148148148148" calcext:value-type="float">
            <text:p>0.348</text:p>
          </table:table-cell>
          <table:table-cell table:style-name="ce5" table:formula="of:=AVERAGE(INDIRECT(&quot;$Instances.M&quot;&amp;(ROW([.B48])-1)*3):INDIRECT(&quot;$Instances.M&quot;&amp;(ROW([.B48])-1)*3+2))" office:value-type="float" office:value="0.918518518518519" calcext:value-type="float">
            <text:p>0.91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table:formula="of:=AVERAGE(INDIRECT(&quot;$Instances.K&quot;&amp;(ROW([.A49])-1)*3):INDIRECT(&quot;$Instances.K&quot;&amp;(ROW([.A49])-1)*3+2))" office:value-type="float" office:value="0.377777777777778" calcext:value-type="float">
            <text:p>0.378</text:p>
          </table:table-cell>
          <table:table-cell table:style-name="ce5" table:formula="of:=AVERAGE(INDIRECT(&quot;$Instances.M&quot;&amp;(ROW([.B49])-1)*3):INDIRECT(&quot;$Instances.M&quot;&amp;(ROW([.B49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5" table:formula="of:=AVERAGE(INDIRECT(&quot;$Instances.K&quot;&amp;(ROW([.A50])-1)*3):INDIRECT(&quot;$Instances.K&quot;&amp;(ROW([.A50])-1)*3+2))" office:value-type="float" office:value="0.325925925925926" calcext:value-type="float">
            <text:p>0.326</text:p>
          </table:table-cell>
          <table:table-cell table:style-name="ce5" table:formula="of:=AVERAGE(INDIRECT(&quot;$Instances.M&quot;&amp;(ROW([.B50])-1)*3):INDIRECT(&quot;$Instances.M&quot;&amp;(ROW([.B50])-1)*3+2))" office:value-type="float" office:value="0.822222222222222" calcext:value-type="float">
            <text:p>0.822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table:formula="of:=AVERAGE(INDIRECT(&quot;$Instances.K&quot;&amp;(ROW([.A51])-1)*3):INDIRECT(&quot;$Instances.K&quot;&amp;(ROW([.A51])-1)*3+2))" office:value-type="float" office:value="0.474074074074074" calcext:value-type="float">
            <text:p>0.474</text:p>
          </table:table-cell>
          <table:table-cell table:style-name="ce5" table:formula="of:=AVERAGE(INDIRECT(&quot;$Instances.M&quot;&amp;(ROW([.B51])-1)*3):INDIRECT(&quot;$Instances.M&quot;&amp;(ROW([.B51])-1)*3+2))" office:value-type="float" office:value="0.837037037037037" calcext:value-type="float">
            <text:p>0.83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5" table:formula="of:=AVERAGE(INDIRECT(&quot;$Instances.K&quot;&amp;(ROW([.A52])-1)*3):INDIRECT(&quot;$Instances.K&quot;&amp;(ROW([.A52])-1)*3+2))" office:value-type="float" office:value="0.266666666666667" calcext:value-type="float">
            <text:p>0.267</text:p>
          </table:table-cell>
          <table:table-cell table:style-name="ce5" table:formula="of:=AVERAGE(INDIRECT(&quot;$Instances.M&quot;&amp;(ROW([.B52])-1)*3):INDIRECT(&quot;$Instances.M&quot;&amp;(ROW([.B52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formula="of:=AVERAGE(INDIRECT(&quot;$Instances.K&quot;&amp;(ROW([.A53])-1)*3):INDIRECT(&quot;$Instances.K&quot;&amp;(ROW([.A53])-1)*3+2))" office:value-type="float" office:value="0.385185185185185" calcext:value-type="float">
            <text:p>0.385</text:p>
          </table:table-cell>
          <table:table-cell table:style-name="ce5" table:formula="of:=AVERAGE(INDIRECT(&quot;$Instances.M&quot;&amp;(ROW([.B53])-1)*3):INDIRECT(&quot;$Instances.M&quot;&amp;(ROW([.B53])-1)*3+2))" office:value-type="float" office:value="0.82962962962963" calcext:value-type="float">
            <text:p>0.830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table:formula="of:=AVERAGE(INDIRECT(&quot;$Instances.K&quot;&amp;(ROW([.A54])-1)*3):INDIRECT(&quot;$Instances.K&quot;&amp;(ROW([.A54])-1)*3+2))" office:value-type="float" office:value="0.444444444444444" calcext:value-type="float">
            <text:p>0.444</text:p>
          </table:table-cell>
          <table:table-cell table:style-name="ce5" table:formula="of:=AVERAGE(INDIRECT(&quot;$Instances.M&quot;&amp;(ROW([.B54])-1)*3):INDIRECT(&quot;$Instances.M&quot;&amp;(ROW([.B54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5" table:formula="of:=AVERAGE(INDIRECT(&quot;$Instances.K&quot;&amp;(ROW([.A55])-1)*3):INDIRECT(&quot;$Instances.K&quot;&amp;(ROW([.A55])-1)*3+2))" office:value-type="float" office:value="0.385185185185185" calcext:value-type="float">
            <text:p>0.385</text:p>
          </table:table-cell>
          <table:table-cell table:style-name="ce5" table:formula="of:=AVERAGE(INDIRECT(&quot;$Instances.M&quot;&amp;(ROW([.B55])-1)*3):INDIRECT(&quot;$Instances.M&quot;&amp;(ROW([.B55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formula="of:=AVERAGE(INDIRECT(&quot;$Instances.K&quot;&amp;(ROW([.A56])-1)*3):INDIRECT(&quot;$Instances.K&quot;&amp;(ROW([.A56])-1)*3+2))" office:value-type="float" office:value="0.511111111111111" calcext:value-type="float">
            <text:p>0.511</text:p>
          </table:table-cell>
          <table:table-cell table:style-name="ce5" table:formula="of:=AVERAGE(INDIRECT(&quot;$Instances.M&quot;&amp;(ROW([.B56])-1)*3):INDIRECT(&quot;$Instances.M&quot;&amp;(ROW([.B56])-1)*3+2))" office:value-type="float" office:value="0.844444444444444" calcext:value-type="float">
            <text:p>0.84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table:formula="of:=AVERAGE(INDIRECT(&quot;$Instances.K&quot;&amp;(ROW([.A57])-1)*3):INDIRECT(&quot;$Instances.K&quot;&amp;(ROW([.A57])-1)*3+2))" office:value-type="float" office:value="0.407407407407407" calcext:value-type="float">
            <text:p>0.407</text:p>
          </table:table-cell>
          <table:table-cell table:style-name="ce5" table:formula="of:=AVERAGE(INDIRECT(&quot;$Instances.M&quot;&amp;(ROW([.B57])-1)*3):INDIRECT(&quot;$Instances.M&quot;&amp;(ROW([.B57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5" table:formula="of:=AVERAGE(INDIRECT(&quot;$Instances.K&quot;&amp;(ROW([.A58])-1)*3):INDIRECT(&quot;$Instances.K&quot;&amp;(ROW([.A58])-1)*3+2))" office:value-type="float" office:value="0.451851851851852" calcext:value-type="float">
            <text:p>0.452</text:p>
          </table:table-cell>
          <table:table-cell table:style-name="ce5" table:formula="of:=AVERAGE(INDIRECT(&quot;$Instances.M&quot;&amp;(ROW([.B58])-1)*3):INDIRECT(&quot;$Instances.M&quot;&amp;(ROW([.B58])-1)*3+2))" office:value-type="float" office:value="0.851851851851852" calcext:value-type="float">
            <text:p>0.852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5" table:formula="of:=AVERAGE(INDIRECT(&quot;$Instances.K&quot;&amp;(ROW([.A59])-1)*3):INDIRECT(&quot;$Instances.K&quot;&amp;(ROW([.A59])-1)*3+2))" office:value-type="float" office:value="0.503703703703704" calcext:value-type="float">
            <text:p>0.504</text:p>
          </table:table-cell>
          <table:table-cell table:style-name="ce5" table:formula="of:=AVERAGE(INDIRECT(&quot;$Instances.M&quot;&amp;(ROW([.B59])-1)*3):INDIRECT(&quot;$Instances.M&quot;&amp;(ROW([.B59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5" table:formula="of:=AVERAGE(INDIRECT(&quot;$Instances.K&quot;&amp;(ROW([.A60])-1)*3):INDIRECT(&quot;$Instances.K&quot;&amp;(ROW([.A60])-1)*3+2))" office:value-type="float" office:value="0.385185185185185" calcext:value-type="float">
            <text:p>0.385</text:p>
          </table:table-cell>
          <table:table-cell table:style-name="ce5" table:formula="of:=AVERAGE(INDIRECT(&quot;$Instances.M&quot;&amp;(ROW([.B60])-1)*3):INDIRECT(&quot;$Instances.M&quot;&amp;(ROW([.B60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7" table:number-columns-repeated="2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12:31:24.880359841</dc:date>
    <meta:editing-duration>PT6M33S</meta:editing-duration>
    <meta:editing-cycles>2</meta:editing-cycles>
    <meta:generator>LibreOffice/7.3.7.2$Linux_X86_64 LibreOffice_project/30$Build-2</meta:generator>
    <meta:document-statistic meta:table-count="2" meta:cell-count="2554" meta:object-count="0"/>
  </office:meta>
</office:document-meta>
</file>